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Program Structure</text:p>
      <text:p text:style-name="P2"><text:a xlink:type="simple" xlink:href="../DungeonCraftHelp.html">DungeonCraft Help Home</text:a></text:p>
      <text:p text:style-name="P2">A GPDL program will consist of function definitions. <text:s/>There is no such thing as'global' data. <text:s/>Any permanent data must reside in the UAF game-state variables.</text:p>
      <text:p text:style-name="P2">The input syntax is free-form. <text:s/>Except for the comment indicator ( "//" ) that skips to the end of the current line. <text:s/>Other than that, whitespace is all that is required between 'words' and you are free to make your program as pretty or as ugly as you please. <text:s/>Ugly is easier.</text:p>
      <text:p text:style-name="P2">Function definitions look like this:</text:p>
      <text:p text:style-name="Preformatted_20_Text"><text:s text:c="2"/>$FUNC <text:s/>name (parameter list)</text:p>
      <text:p text:style-name="Preformatted_20_Text"><text:s text:c="2"/>{</text:p>
      <text:p text:style-name="Preformatted_20_Text"><text:s text:c="10"/>body of function</text:p>
      <text:p text:style-name="Preformatted_20_Text"><text:s text:c="2"/>} name ;</text:p>
      <text:p text:style-name="P2">All functions return a value, whether you know it or not. <text:s/>If no value is specified by a '$RETURN' statement then an empty string is returned by default.</text:p>
      <text:p text:style-name="P2">You can provide a prototype for a function. <text:s/>And you must if you want to use the function before it is defined. <text:s/>A prototype is like a definition with the body removed:</text:p>
      <text:p text:style-name="Preformatted_20_Text"><text:s text:c="2"/>$FUNC <text:s/>name (parameter list) ;</text:p>
      <text:p text:style-name="P2">A function definition consists of statements. <text:s/>Statements end with a semi-colon. <text:s/>The general classes of statements are:</text:p>
      <text:p text:style-name="P3">Function definitions</text:p>
      <text:p text:style-name="P3">Assignment statements</text:p>
      <text:p text:style-name="P3">Function calls</text:p>
      <text:p text:style-name="P3">Comments</text:p>
      <text:p text:style-name="P2">Control Structures.....See:</text:p>
      <text:p text:style-name="P2"><text:a xlink:type="simple" xlink:href="../GPDL$IFKeyword.html">GPDL $IF keyword</text:a></text:p>
      <text:p text:style-name="P2"><text:a xlink:type="simple" xlink:href="../GPDL$SWITCHKeyword.html">GPDL $SWITCH keyword</text:a></text:p>
      <text:p text:style-name="P2"><text:a xlink:type="simple" xlink:href="../GPDL$WHILEKeyword.html">GPDL $WHILE keyword</text:a></text:p>
      <text:p text:style-name="P2"><text:a xlink:type="simple" xlink:href="../GPDL$BREAK.html">GPDL $BREAK keyword</text:a></text:p>
      <text:p text:style-name="P2"><text:a xlink:type="simple" xlink:href="../GPDL$CONTINUE.html">GPDL $CONTINUE keyword</text:a></text:p>
      <text:p text:style-name="P2"><text:a xlink:type="simple" xlink:href="../GPDL$RESPOND.html">GPDL $RESPOND keywor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10:35</meta:creation-date>
    <meta:generator>OpenOffice.org/3.2$Win32 OpenOffice.org_project/320m18$Build-9502</meta:generator>
    <meta:editing-cycles>5</meta:editing-cycles>
    <meta:editing-duration>PT00H25M32S</meta:editing-duration>
    <dc:title>Program Structure</dc:title>
    <dc:date>2010-11-18T19:52:18.87</dc:date>
    <dc:creator>Paul Stevens</dc:creator>
    <meta:document-statistic meta:table-count="0" meta:image-count="0" meta:object-count="0" meta:page-count="1" meta:paragraph-count="24" meta:word-count="208" meta:character-count="1263"/>
  </office:meta>
</office:document-meta>
</file>